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background-color="#81d41a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background-color="#81d41a"/>
    </style:style>
    <style:style style:name="P4" style:family="paragraph" style:parent-style-name="Text_20_body" style:list-style-name="L3">
      <style:text-properties fo:background-color="#81d41a"/>
    </style:style>
    <style:style style:name="P5" style:family="paragraph" style:parent-style-name="Text_20_body" style:list-style-name="L5">
      <style:text-properties fo:background-color="#81d41a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1️⃣ LAB 1: Introducción a Docker</text:span></text:span><text:span text:style-name="T1"> 🐳</text:span></text:h>
      <text:p text:style-name="Text_20_body"><text:span text:style-name="T1">📌 </text:span><text:span text:style-name="Strong_20_Emphasis"><text:span text:style-name="T1">Objetivo:</text:span></text:span><text:span text:style-name="T1"> Instalar Docker y ejecutar contenedores básicos.<text:line-break/>🔹 </text:span><text:span text:style-name="Strong_20_Emphasis"><text:span text:style-name="T1">Tareas:</text:span></text:span></text:p>
      <text:list text:style-name="L1">
        <text:list-item>
          <text:p text:style-name="P3">Instalar Docker en tu sistema.</text:p>
        </text:list-item>
        <text:list-item>
          <text:p text:style-name="P2"><text:span text:style-name="T1">Ejecutar </text:span><text:span text:style-name="Source_20_Text"><text:span text:style-name="T1">docker run hello-world</text:span></text:span><text:span text:style-name="T1">.</text:span></text:p>
        </text:list-item>
        <text:list-item>
          <text:p text:style-name="P2"><text:span text:style-name="T1">Explorar </text:span><text:span text:style-name="Source_20_Text"><text:span text:style-name="T1">docker ps</text:span></text:span><text:span text:style-name="T1">, </text:span><text:span text:style-name="Source_20_Text"><text:span text:style-name="T1">docker ps -a</text:span></text:span><text:span text:style-name="T1">, </text:span><text:span text:style-name="Source_20_Text"><text:span text:style-name="T1">docker images</text:span></text:span><text:span text:style-name="T1">.</text:span></text:p>
        </text:list-item>
        <text:list-item>
          <text:p text:style-name="P2"><text:span text:style-name="T1">Eliminar contenedores e imágenes con </text:span><text:span text:style-name="Source_20_Text"><text:span text:style-name="T1">docker rm</text:span></text:span><text:span text:style-name="T1"> y </text:span><text:span text:style-name="Source_20_Text"><text:span text:style-name="T1">docker rmi</text:span></text:span><text:span text:style-name="T1">.</text:span></text:p>
        </text:list-item>
      </text:list>
      <text:p text:style-name="Horizontal_20_Line"/>
      <text:h text:style-name="Heading_20_2" text:outline-level="2"><text:span text:style-name="Strong_20_Emphasis"><text:span text:style-name="T1">2️⃣ LAB 2: Creación de Imágenes con Dockerfile</text:span></text:span><text:span text:style-name="T1"> 🏗️</text:span></text:h>
      <text:p text:style-name="Text_20_body"><text:span text:style-name="T1">📌 </text:span><text:span text:style-name="Strong_20_Emphasis"><text:span text:style-name="T1">Objetivo:</text:span></text:span><text:span text:style-name="T1"> Crear tu primera imagen personalizada.<text:line-break/>🔹 </text:span><text:span text:style-name="Strong_20_Emphasis"><text:span text:style-name="T1">Tareas:</text:span></text:span></text:p>
      <text:list text:style-name="L2">
        <text:list-item>
          <text:p text:style-name="P6"><text:span text:style-name="T1">Escribir un </text:span><text:span text:style-name="Source_20_Text"><text:span text:style-name="T1">Dockerfile</text:span></text:span><text:span text:style-name="T1"> para una aplicación simple en Python o Node.js.</text:span></text:p>
        </text:list-item>
        <text:list-item>
          <text:p text:style-name="P6"><text:span text:style-name="T1">Usar </text:span><text:span text:style-name="Source_20_Text"><text:span text:style-name="T1">docker build -t mi-imagen .</text:span></text:span><text:span text:style-name="T1"> para construir la imagen.</text:span></text:p>
        </text:list-item>
        <text:list-item>
          <text:p text:style-name="P6"><text:span text:style-name="T1">Ejecutar la imagen con </text:span><text:span text:style-name="Source_20_Text"><text:span text:style-name="T1">docker run</text:span></text:span><text:span text:style-name="T1">.</text:span></text:p>
        </text:list-item>
        <text:list-item>
          <text:p text:style-name="P6"><text:span text:style-name="T1">Optimizar la imagen con </text:span><text:span text:style-name="Source_20_Text"><text:span text:style-name="T1">.dockerignore</text:span></text:span><text:span text:style-name="T1"> y multistage builds.</text:span></text:p>
        </text:list-item>
      </text:list>
      <text:p text:style-name="Horizontal_20_Line"/>
      <text:h text:style-name="Heading_20_2" text:outline-level="2"><text:span text:style-name="Strong_20_Emphasis"><text:span text:style-name="T1">3️⃣ LAB 3: Docker Compose</text:span></text:span><text:span text:style-name="T1"> 🏗️🔄</text:span></text:h>
      <text:p text:style-name="Text_20_body"><text:span text:style-name="T1">📌 </text:span><text:span text:style-name="Strong_20_Emphasis"><text:span text:style-name="T1">Objetivo:</text:span></text:span><text:span text:style-name="T1"> Orquestar múltiples contenedores con Docker Compose.<text:line-break/>🔹 </text:span><text:span text:style-name="Strong_20_Emphasis"><text:span text:style-name="T1">Tareas:</text:span></text:span></text:p>
      <text:list text:style-name="L3">
        <text:list-item>
          <text:p text:style-name="P7"><text:span text:style-name="T1">Escribir un </text:span><text:span text:style-name="Source_20_Text"><text:span text:style-name="T1">docker-compose.yml</text:span></text:span><text:span text:style-name="T1"> para una aplicación con backend y base de datos.</text:span></text:p>
        </text:list-item>
        <text:list-item>
          <text:p text:style-name="P7"><text:span text:style-name="T1">Usar </text:span><text:span text:style-name="Source_20_Text"><text:span text:style-name="T1">docker-compose up</text:span></text:span><text:span text:style-name="T1"> y </text:span><text:span text:style-name="Source_20_Text"><text:span text:style-name="T1">docker-compose down</text:span></text:span><text:span text:style-name="T1">.</text:span></text:p>
        </text:list-item>
        <text:list-item>
          <text:p text:style-name="P4">Explorar redes y volúmenes en Docker Compose.</text:p>
        </text:list-item>
      </text:list>
      <text:p text:style-name="Horizontal_20_Line"/>
      <text:h text:style-name="Heading_20_2" text:outline-level="2"><text:span text:style-name="Strong_20_Emphasis"><text:span text:style-name="T2">4️⃣ LAB 4: Volúmenes y Persistencia de Datos</text:span></text:span><text:span text:style-name="T2"> 💾</text:span></text:h>
      <text:p text:style-name="Text_20_body"><text:span text:style-name="T2">📌 </text:span><text:span text:style-name="Strong_20_Emphasis"><text:span text:style-name="T2">Objetivo:</text:span></text:span><text:span text:style-name="T2"> Aprender a manejar datos persistentes.<text:line-break/>🔹 </text:span><text:span text:style-name="Strong_20_Emphasis"><text:span text:style-name="T2">Tareas:</text:span></text:span></text:p>
      <text:list text:style-name="L4">
        <text:list-item>
          <text:p text:style-name="P8"><text:span text:style-name="T2">Crear un volumen con </text:span><text:span text:style-name="Source_20_Text"><text:span text:style-name="T2">docker volume create</text:span></text:span><text:span text:style-name="T2">.</text:span></text:p>
        </text:list-item>
        <text:list-item>
          <text:p text:style-name="P8"><text:span text:style-name="T2">Montar un volumen en un contenedor (</text:span><text:span text:style-name="Source_20_Text"><text:span text:style-name="T2">docker run -v</text:span></text:span><text:span text:style-name="T2">).</text:span></text:p>
        </text:list-item>
        <text:list-item>
          <text:p text:style-name="P8"><text:span text:style-name="T2">Usar bind mounts (</text:span><text:span text:style-name="Source_20_Text"><text:span text:style-name="T2">-v /ruta/local:/ruta/contenedor</text:span></text:span><text:span text:style-name="T2">).</text:span></text:p>
        </text:list-item>
      </text:list>
      <text:p text:style-name="Horizontal_20_Line"/>
      <text:h text:style-name="Heading_20_2" text:outline-level="2"><text:soft-page-break/><text:span text:style-name="Strong_20_Emphasis"><text:span text:style-name="T2">5️⃣ LAB 5: Redes en Docker</text:span></text:span><text:span text:style-name="T2"> 🌐</text:span></text:h>
      <text:p text:style-name="Text_20_body"><text:span text:style-name="T2">📌 </text:span><text:span text:style-name="Strong_20_Emphasis"><text:span text:style-name="T2">Objetivo:</text:span></text:span><text:span text:style-name="T2"> Configurar redes personalizadas en Docker.<text:line-break/>🔹 </text:span><text:span text:style-name="Strong_20_Emphasis"><text:span text:style-name="T2">Tareas:</text:span></text:span></text:p>
      <text:list text:style-name="L5">
        <text:list-item>
          <text:p text:style-name="P9"><text:span text:style-name="T2">Listar redes con </text:span><text:span text:style-name="Source_20_Text"><text:span text:style-name="T2">docker network ls</text:span></text:span><text:span text:style-name="T2">.</text:span></text:p>
        </text:list-item>
        <text:list-item>
          <text:p text:style-name="P5">Crear una red bridge y conectar contenedores.</text:p>
        </text:list-item>
        <text:list-item>
          <text:p text:style-name="P9"><text:span text:style-name="T2">Usar </text:span><text:span text:style-name="Source_20_Text"><text:span text:style-name="T2">docker network inspect</text:span></text:span><text:span text:style-name="T2">.</text:span></text:p>
        </text:list-item>
        <text:list-item>
          <text:p text:style-name="P9"><text:span text:style-name="T2">Probar la comunicación entre contenedores con </text:span><text:span text:style-name="Source_20_Text"><text:span text:style-name="T2">curl</text:span></text:span><text:span text:style-name="T2"> o </text:span><text:span text:style-name="Source_20_Text"><text:span text:style-name="T2">ping</text:span></text:span><text:span text:style-name="T2">.</text:span></text:p>
        </text:list-item>
      </text:list>
      <text:p text:style-name="P1"/>
      <text:h text:style-name="Heading_20_2" text:outline-level="2"><text:span text:style-name="Strong_20_Emphasis">6️⃣ LAB 6: Docker en Producción con Docker Swarm</text:span> ⚓</text:h>
      <text:p text:style-name="Text_20_body">📌 <text:span text:style-name="Strong_20_Emphasis">Objetivo:</text:span> Aprender sobre orquestación de contenedores con Docker Swarm.<text:line-break/>🔹 <text:span text:style-name="Strong_20_Emphasis">Tareas:</text:span></text:p>
      <text:list text:style-name="L6">
        <text:list-item>
          <text:p text:style-name="P10">Inicializar Swarm (<text:span text:style-name="Source_20_Text">docker swarm init</text:span>).</text:p>
        </text:list-item>
        <text:list-item>
          <text:p text:style-name="P10">Desplegar un stack con <text:span text:style-name="Source_20_Text">docker stack deploy</text:span>.</text:p>
        </text:list-item>
        <text:list-item>
          <text:p text:style-name="P10">Escalar servicios con <text:span text:style-name="Source_20_Text">docker service scale</text:span>.</text:p>
        </text:list-item>
        <text:list-item>
          <text:p text:style-name="P10">Analizar logs con <text:span text:style-name="Source_20_Text">docker service logs</text:span>.</text:p>
        </text:list-item>
      </text:list>
      <text:p text:style-name="Horizontal_20_Line"/>
      <text:h text:style-name="Heading_20_2" text:outline-level="2"><text:span text:style-name="Strong_20_Emphasis">7️⃣ LAB 7: Seguridad en Docker</text:span> 🔐</text:h>
      <text:p text:style-name="Text_20_body">📌 <text:span text:style-name="Strong_20_Emphasis">Objetivo:</text:span> Proteger tus contenedores.<text:line-break/>🔹 <text:span text:style-name="Strong_20_Emphasis">Tareas:</text:span></text:p>
      <text:list text:style-name="L7">
        <text:list-item>
          <text:p text:style-name="P11">Configurar usuarios y roles.</text:p>
        </text:list-item>
        <text:list-item>
          <text:p text:style-name="P11">Usar <text:span text:style-name="Source_20_Text">--read-only</text:span> y <text:span text:style-name="Source_20_Text">--cap-drop</text:span>.</text:p>
        </text:list-item>
        <text:list-item>
          <text:p text:style-name="P11">Escanear imágenes con <text:span text:style-name="Source_20_Text">docker scan</text:span>.</text:p>
        </text:list-item>
        <text:list-item>
          <text:p text:style-name="P11">Usar <text:span text:style-name="Source_20_Text">secrets</text:span> en Docker Swarm.</text:p>
        </text:list-item>
      </text:list>
      <text:p text:style-name="Horizontal_20_Line"/>
      <text:h text:style-name="Heading_20_2" text:outline-level="2"><text:span text:style-name="Strong_20_Emphasis">8️⃣ LAB 8: Monitorización con Prometheus y Grafana</text:span> 📊</text:h>
      <text:p text:style-name="Text_20_body">📌 <text:span text:style-name="Strong_20_Emphasis">Objetivo:</text:span> Configurar métricas y monitoreo de contenedores.<text:line-break/>🔹 <text:span text:style-name="Strong_20_Emphasis">Tareas:</text:span></text:p>
      <text:list text:style-name="L8">
        <text:list-item>
          <text:p text:style-name="P12">Instalar y ejecutar Prometheus y Grafana con Docker Compose.</text:p>
        </text:list-item>
        <text:list-item>
          <text:p text:style-name="P12">Configurar métricas de Docker con cAdvisor.</text:p>
        </text:list-item>
        <text:list-item>
          <text:p text:style-name="P12">Crear dashboards en Grafana para visualizar rendimiento.</text:p>
        </text:list-item>
      </text:list>
      <text:p text:style-name="Horizontal_20_Line"/>
      <text:h text:style-name="Heading_20_2" text:outline-level="2"><text:soft-page-break/><text:span text:style-name="Strong_20_Emphasis">9️⃣ LAB 9: Kubernetes con Docker</text:span> 🚢⚡</text:h>
      <text:p text:style-name="Text_20_body">📌 <text:span text:style-name="Strong_20_Emphasis">Objetivo:</text:span> Implementar Docker en Kubernetes.<text:line-break/>🔹 <text:span text:style-name="Strong_20_Emphasis">Tareas:</text:span></text:p>
      <text:list text:style-name="L9">
        <text:list-item>
          <text:p text:style-name="P13">Instalar Minikube y kubectl.</text:p>
        </text:list-item>
        <text:list-item>
          <text:p text:style-name="P13">Crear un <text:span text:style-name="Source_20_Text">Deployment</text:span> y un <text:span text:style-name="Source_20_Text">Service</text:span>.</text:p>
        </text:list-item>
        <text:list-item>
          <text:p text:style-name="P13">Usar <text:span text:style-name="Source_20_Text">kubectl get pods</text:span> y <text:span text:style-name="Source_20_Text">kubectl logs</text:span>.</text:p>
        </text:list-item>
        <text:list-item>
          <text:p text:style-name="P13">Configurar autoescalado con <text:span text:style-name="Source_20_Text">HorizontalPodAutoscaler</text:span>.</text:p>
        </text:list-item>
      </text:list>
      <text:p text:style-name="Horizontal_20_Line"/>
      <text:h text:style-name="Heading_20_2" text:outline-level="2"><text:span text:style-name="Strong_20_Emphasis">🔟 LAB 10: Optimización y Debugging Avanzado</text:span> 🛠️</text:h>
      <text:p text:style-name="Text_20_body">📌 <text:span text:style-name="Strong_20_Emphasis">Objetivo:</text:span> Depurar y mejorar el rendimiento de contenedores.<text:line-break/>🔹 <text:span text:style-name="Strong_20_Emphasis">Tareas:</text:span></text:p>
      <text:list text:style-name="L10">
        <text:list-item>
          <text:p text:style-name="P14">Usar <text:span text:style-name="Source_20_Text">docker stats</text:span> y <text:span text:style-name="Source_20_Text">docker top</text:span>.</text:p>
        </text:list-item>
        <text:list-item>
          <text:p text:style-name="P14">Analizar contenedores con <text:span text:style-name="Source_20_Text">docker inspect</text:span>.</text:p>
        </text:list-item>
        <text:list-item>
          <text:p text:style-name="P14">Optimizar imágenes con multistage builds.</text:p>
        </text:list-item>
        <text:list-item>
          <text:p text:style-name="P14">Usar <text:span text:style-name="Source_20_Text">strace</text:span> y <text:span text:style-name="Source_20_Text">tcpdump</text:span> dentro de un contenedor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0:11:37.792483046</meta:creation-date>
    <dc:date>2025-04-16T15:50:38.304389556</dc:date>
    <meta:editing-duration>PT12M5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3" meta:paragraph-count="57" meta:word-count="456" meta:character-count="2692" meta:non-whitespace-character-count="2332"/>
  </office:meta>
</office:document-meta>
</file>